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0486D985583BCAE0CAC.png" manifest:media-type="image/png"/>
  <manifest:file-entry manifest:full-path="Pictures/10000201000003A900000066B0F714C7488D776D.png" manifest:media-type="image/png"/>
  <manifest:file-entry manifest:full-path="Pictures/10000201000003B300000068DC391AD88E7EE17B.png" manifest:media-type="image/png"/>
  <manifest:file-entry manifest:full-path="Pictures/10000201000003B70000006A9BE560037758BC25.png" manifest:media-type="image/png"/>
  <manifest:file-entry manifest:full-path="Pictures/1000020100000355000000484ECFD004A1179A34.png" manifest:media-type="image/png"/>
  <manifest:file-entry manifest:full-path="Pictures/100002010000030600000057355B83E552520519.png" manifest:media-type="image/png"/>
  <manifest:file-entry manifest:full-path="Pictures/10000201000003710000007A92BEFDD58B84DD16.png" manifest:media-type="image/png"/>
  <manifest:file-entry manifest:full-path="Pictures/100002010000041C00000068D85638A3D05B58B8.png" manifest:media-type="image/png"/>
  <manifest:file-entry manifest:full-path="Pictures/10000201000003AE0000004BE2C54B0EE4B5B4BB.png" manifest:media-type="image/png"/>
  <manifest:file-entry manifest:full-path="Pictures/100002010000038F000000F4DA8DB62C452B3D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91cm" draw:z-index="0"><draw:image xlink:href="Pictures/100002010000030600000057355B83E552520519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2.353cm" draw:z-index="1"><draw:image xlink:href="Pictures/10000201000003710000007A92BEFDD58B84DD16.png" xlink:type="simple" xlink:show="embed" xlink:actuate="onLoad"/></draw:frame></text:p>
      <text:p text:style-name="Standard"><draw:frame draw:style-name="fr1" draw:name="Image3" text:anchor-type="paragraph" svg:width="17cm" svg:height="1.353cm" draw:z-index="2"><draw:image xlink:href="Pictures/10000201000003AE0000004BE2C54B0EE4B5B4BB.png" xlink:type="simple" xlink:show="embed" xlink:actuate="onLoad"/></draw:frame></text:p>
      <text:p text:style-name="Standard"/>
      <text:p text:style-name="Standard"/>
      <text:p text:style-name="Standard"><draw:frame draw:style-name="fr1" draw:name="Image4" text:anchor-type="paragraph" svg:width="17cm" svg:height="4.553cm" draw:z-index="3"><draw:image xlink:href="Pictures/100002010000038F000000F4DA8DB62C452B3D8F.png" xlink:type="simple" xlink:show="embed" xlink:actuate="onLoad"/></draw:frame></text:p>
      <text:p text:style-name="Standard"/>
      <text:p text:style-name="Standard"/>
      <text:p text:style-name="Standard"><draw:frame draw:style-name="fr1" draw:name="Image5" text:anchor-type="paragraph" svg:width="17cm" svg:height="1.894cm" draw:z-index="4"><draw:image xlink:href="Pictures/10000201000003B70000006A9BE560037758BC25.png" xlink:type="simple" xlink:show="embed" xlink:actuate="onLoad"/></draw:frame></text:p>
      <text:p text:style-name="Standard"/>
      <text:p text:style-name="Standard"/>
      <text:p text:style-name="Standard"><draw:frame draw:style-name="fr1" draw:name="Image6" text:anchor-type="paragraph" svg:width="17cm" svg:height="1.866cm" draw:z-index="5"><draw:image xlink:href="Pictures/10000201000003B300000068DC391AD88E7EE17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1.85cm" draw:z-index="6"><draw:image xlink:href="Pictures/10000201000003A900000066B0F714C7488D776D.png" xlink:type="simple" xlink:show="embed" xlink:actuate="onLoad"/></draw:frame></text:p>
      <text:p text:style-name="Standard"/>
      <text:p text:style-name="Standard"/>
      <text:p text:style-name="Standard"><draw:frame draw:style-name="fr1" draw:name="Image8" text:anchor-type="paragraph" svg:width="17cm" svg:height="1.679cm" draw:z-index="7"><draw:image xlink:href="Pictures/100002010000041C00000068D85638A3D05B58B8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9" text:anchor-type="paragraph" svg:width="17cm" svg:height="1.434cm" draw:z-index="8"><draw:image xlink:href="Pictures/1000020100000355000000484ECFD004A1179A34.png" xlink:type="simple" xlink:show="embed" xlink:actuate="onLoad"/></draw:frame></text:p>
      <text:p text:style-name="Standard"/>
      <text:p text:style-name="Standard"/>
      <text:p text:style-name="Standard"><draw:frame draw:style-name="fr1" draw:name="Image10" text:anchor-type="paragraph" svg:width="17cm" svg:height="1.3cm" draw:z-index="9"><draw:image xlink:href="Pictures/10000201000003AD000000486D985583BCAE0C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3:47:54.332514019</meta:creation-date>
    <dc:date>2018-09-10T03:52:57.923165226</dc:date>
    <meta:editing-duration>PT5M5S</meta:editing-duration>
    <meta:editing-cycles>1</meta:editing-cycles>
    <meta:document-statistic meta:table-count="0" meta:image-count="10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